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  <style:text-properties fo:color="#ffffff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Welcome Project Aesthetic Contest</text:p>
          </table:table-cell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8" table:number-rows-spanned="1">
            <text:p>Institut Esteve Terradas AWS2</text:p>
          </table:table-cell>
          <table:covered-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3" office:value-type="date" office:date-value="2017-10-04" calcext:value-type="date">
            <text:p>04/10/17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4" office:value-type="string" calcext:value-type="string">
            <text:p>Equip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Puntuació (0-1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va / Adrián</text:p>
          </table:table-cell>
          <table:table-cell office:value-type="string" calcext:value-type="string">
            <text:p>ElGanad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onatan / Dani</text:p>
          </table:table-cell>
          <table:table-cell office:value-type="string" calcext:value-type="string">
            <text:p>Aguilucho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enís / Jordi</text:p>
          </table:table-cell>
          <table:table-cell office:value-type="string" calcext:value-type="string">
            <text:p>CSS_J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rià / Alejandro</text:p>
          </table:table-cell>
          <table:table-cell office:value-type="string" calcext:value-type="string">
            <text:p>Madar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icardo / Marc</text:p>
          </table:table-cell>
          <table:table-cell office:value-type="string" calcext:value-type="string">
            <text:p>ricardoMar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drea / Moi</text:p>
          </table:table-cell>
          <table:table-cell office:value-type="string" calcext:value-type="string">
            <text:p>Moise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ucas / Sergi</text:p>
          </table:table-cell>
          <table:table-cell office:value-type="string" calcext:value-type="string">
            <text:p>ele-mir 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rc / Jose</text:p>
          </table:table-cell>
          <table:table-cell office:value-type="string" calcext:value-type="string">
            <text:p>JGC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Álvaro / Diana</text:p>
          </table:table-cell>
          <table:table-cell office:value-type="string" calcext:value-type="string">
            <text:p>Ay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9:02:44.12431833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20:14.549313041</meta:creation-date>
    <dc:date>2017-10-04T19:22:57.754703877</dc:date>
    <meta:editing-duration>PT14M27S</meta:editing-duration>
    <meta:editing-cycles>4</meta:editing-cycles>
    <meta:generator>LibreOffice/5.1.6.2$Linux_X86_64 LibreOffice_project/10m0$Build-2</meta:generator>
    <meta:document-statistic meta:table-count="1" meta:cell-count="33" meta:object-count="0"/>
  </office:meta>
</office:document-meta>
</file>